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742cm"/>
    </style:style>
    <style:style style:name="co2" style:family="table-column">
      <style:table-column-properties fo:break-before="auto" style:column-width="3.979cm"/>
    </style:style>
    <style:style style:name="co3" style:family="table-column">
      <style:table-column-properties fo:break-before="auto" style:column-width="1.676cm"/>
    </style:style>
    <style:style style:name="co4" style:family="table-column">
      <style:table-column-properties fo:break-before="auto" style:column-width="0.58cm"/>
    </style:style>
    <style:style style:name="co5" style:family="table-column">
      <style:table-column-properties fo:break-before="auto" style:column-width="15.7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55cm" fo:break-before="auto" style:use-optimal-row-height="true"/>
    </style:style>
    <style:style style:name="ro2" style:family="table-row">
      <style:table-row-properties style:row-height="4.08cm" fo:break-before="auto" style:use-optimal-row-height="true"/>
    </style:style>
    <style:style style:name="ro3" style:family="table-row">
      <style:table-row-properties style:row-height="9.451cm" fo:break-before="auto" style:use-optimal-row-height="true"/>
    </style:style>
    <style:style style:name="ro4" style:family="table-row">
      <style:table-row-properties style:row-height="6.318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3.184cm" fo:break-before="auto" style:use-optimal-row-height="true"/>
    </style:style>
    <style:style style:name="ro7" style:family="table-row">
      <style:table-row-properties style:row-height="3.632cm" fo:break-before="auto" style:use-optimal-row-height="true"/>
    </style:style>
    <style:style style:name="ro8" style:family="table-row">
      <style:table-row-properties style:row-height="2.738cm" fo:break-before="auto" style:use-optimal-row-height="true"/>
    </style:style>
    <style:style style:name="ro9" style:family="table-row">
      <style:table-row-properties style:row-height="2.29cm" fo:break-before="auto" style:use-optimal-row-height="true"/>
    </style:style>
    <style:style style:name="ro10" style:family="table-row">
      <style:table-row-properties style:row-height="4.528cm" fo:break-before="auto" style:use-optimal-row-height="true"/>
    </style:style>
    <style:style style:name="ro11" style:family="table-row">
      <style:table-row-properties style:row-height="2.226cm" fo:break-before="auto" style:use-optimal-row-height="true"/>
    </style:style>
    <style:style style:name="ro12" style:family="table-row">
      <style:table-row-properties style:row-height="2.672cm" fo:break-before="auto" style:use-optimal-row-height="true"/>
    </style:style>
    <style:style style:name="ro13" style:family="table-row">
      <style:table-row-properties style:row-height="4.009cm" fo:break-before="auto" style:use-optimal-row-height="true"/>
    </style:style>
    <style:style style:name="ro14" style:family="table-row">
      <style:table-row-properties style:row-height="5.385cm" fo:break-before="auto" style:use-optimal-row-height="true"/>
    </style:style>
    <style:style style:name="ro15" style:family="table-row">
      <style:table-row-properties style:row-height="4.494cm" fo:break-before="auto" style:use-optimal-row-height="true"/>
    </style:style>
    <style:style style:name="ro16" style:family="table-row">
      <style:table-row-properties style:row-height="4.941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2.55pt solid #000000" fo:padding="0.136cm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e1bee7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bbdefb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9c4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8bbd0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1" style:family="table-cell" style:parent-style-name="Default">
      <style:table-cell-properties fo:background-color="#c8e6c9" fo:wrap-option="wrap" fo:border="0.06pt solid #000000" style:vertical-align="top"/>
      <style:paragraph-properties style:writing-mode="lr-tb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ackground-color="#e1bee7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ackground-color="#bbdefb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9" style:family="table-cell" style:parent-style-name="Default">
      <style:table-cell-properties fo:background-color="#fff9c4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20" style:family="table-cell" style:parent-style-name="Default">
      <style:table-cell-properties fo:background-color="#f8bbd0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47" style:family="table-cell" style:parent-style-name="Default">
      <style:table-cell-properties fo:background-color="#c8e6c9" style:text-align-source="fix" style:repeat-content="false" fo:wrap-option="wrap" fo:border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order-bottom="2.55pt solid #000000" style:text-align-source="fix" style:repeat-content="false" fo:wrap-option="wrap" fo:border-left="2.55pt solid #000000" fo:padding="0.136cm" fo:border-right="none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fo:border-bottom="0.06pt solid #000000" fo:background-color="#e1bee7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0.06pt solid #000000" fo:background-color="#bbdefb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order-bottom="0.06pt solid #000000" fo:background-color="#fff9c4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0.06pt solid #000000" fo:background-color="#f8bbd0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able-cell-properties fo:border-bottom="0.06pt solid #000000" fo:background-color="#c8e6c9" style:text-align-source="fix" style:repeat-content="false" fo:wrap-option="wrap" fo:border-left="0.06pt solid #000000" fo:border-right="none" fo:border-top="0.06pt solid #000000" style:vertical-align="top"/>
      <style:paragraph-properties fo:text-align="end" fo:margin-left="0cm"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55pt solid #000000" style:text-align-source="fix" style:repeat-content="false" fo:wrap-option="wrap" fo:border-left="none" fo:padding="0.136cm" fo:border-right="2.55pt solid #000000" fo:border-top="2.55pt solid #000000" style:vertical-align="top"/>
      <style:paragraph-properties fo:text-align="center" fo:margin-left="0cm" style:writing-mode="lr-tb"/>
      <style:text-properties style:font-name="Arial" fo:font-size="15pt" fo:font-weight="bold" style:font-size-asian="15pt" style:font-weight-asian="bold" style:font-size-complex="15pt" style:font-weight-complex="bold"/>
    </style:style>
    <style:style style:name="ce30" style:family="table-cell" style:parent-style-name="Default">
      <style:table-cell-properties fo:border-bottom="0.06pt solid #000000" fo:background-color="#e1bee7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2" style:family="table-cell" style:parent-style-name="Default">
      <style:table-cell-properties fo:border-bottom="0.06pt solid #000000" fo:background-color="#bbdefb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-bottom="0.06pt solid #000000" fo:background-color="#fff9c4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f8bbd0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c8e6c9" style:text-align-source="fix" style:repeat-content="false" fo:wrap-option="wrap" fo:border-left="none" fo:border-right="0.06pt solid #000000" fo:border-top="0.06pt solid #000000" style:vertical-align="top"/>
      <style:paragraph-properties fo:text-align="end" fo:margin-left="0cm" style:writing-mode="lr-tb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ackground-color="#e1bee7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8" style:family="table-cell" style:parent-style-name="Default">
      <style:table-cell-properties fo:background-color="#bbdefb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fo:background-color="#fff9c4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0" style:family="table-cell" style:parent-style-name="Default">
      <style:table-cell-properties fo:background-color="#f8bbd0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ce41" style:family="table-cell" style:parent-style-name="Default">
      <style:table-cell-properties fo:background-color="#fff9c4"/>
    </style:style>
    <style:style style:name="ce68" style:family="table-cell" style:parent-style-name="Default">
      <style:table-cell-properties fo:background-color="#c8e6c9" fo:wrap-option="wrap" style:vertical-align="top"/>
      <style:paragraph-properties style:writing-mode="lr-tb"/>
      <style:text-properties style:font-name="Arial" fo:font-size="12pt" style:font-size-asian="12pt" style:font-size-complex="12pt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relief="none" fo:font-size="12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7" style:family="text">
      <style:text-properties style:language-complex="hi" style:country-complex="IN" style:text-overline-style="none" style:text-overline-color="font-color" style:font-name="Arial" style:text-emphasize="none" style:font-style-complex="normal" style:font-style-asian="normal" style:font-weight-complex="normal" style:font-weight-asian="normal" style:font-size-complex="12pt" style:font-size-asian="12pt" style:font-name-complex="Lohit Devanagari" style:font-name-asian="Noto Sans CJK SC" style:font-relief="none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 fo:font-size="12pt"/>
    </style:style>
    <style:style style:name="T8" style:family="text">
      <style:text-properties style:font-name-asian="Noto Sans CJK SC" fo:font-size="12pt" fo:language="fr" fo:country="FR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font-relief="none" style:language-complex="hi" style:country-complex="IN" style:font-name-complex="Lohit Devanagari" style:font-size-asian="12pt" style:font-size-complex="12pt" style:font-weight-asian="normal" style:font-weight-complex="normal" style:font-style-asian="normal" style:font-style-complex="normal" style:text-emphasize="none" style:font-name="Arial" style:text-overline-style="none" style:text-overline-color="font-color"/>
    </style:style>
    <style:style style:name="T9" style:family="text">
      <style:text-properties style:font-relief="none" style:text-overline-style="none" style:text-overline-color="font-color" style:font-name="Arial" style:text-emphasize="none" style:font-style-complex="normal" style:font-style-asian="normal" style:font-weight-complex="normal" style:font-weight-asian="normal" style:font-size-complex="12pt" style:font-size-asian="12pt" style:font-name-complex="Lohit Devanagari" style:language-complex="hi" style:country-complex="IN" style:font-name-asian="Noto Sans CJK SC" style:language-asian="zh" style:country-asian="CN" style:text-line-through-mode="continuous" fo:text-shadow="none" style:text-outline="false" fo:font-style="normal" style:text-line-through-type="none" style:text-underline-style="none" style:text-underline-color="font-color" fo:font-weight="normal" fo:language="fr" fo:country="FR" fo:font-size="12pt"/>
    </style:style>
    <style:style style:name="T10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weight-asian="normal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style-asian="normal" style:text-emphasize="none" style:text-overline-style="none" style:text-overline-color="font-color"/>
    </style:style>
    <style:style style:name="T11" style:family="text">
      <style:text-properties fo:language="fr" fo:country="FR" style:font-relief="none" style:font-style-complex="normal" style:font-weight-complex="normal" style:font-size-complex="12pt" style:font-name-complex="Lohit Devanagari" style:language-complex="hi" style:country-complex="IN" fo:text-shadow="none" fo:font-style="normal" style:text-underline-style="none" style:text-underline-color="font-color" fo:font-size="12pt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2" style:family="text">
      <style:text-properties fo:font-size="12pt" style:font-relief="none" style:font-style-complex="normal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3" style:family="text">
      <style:text-properties style:font-style-complex="normal" style:font-relief="none" style:font-weight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fo:font-size="12pt" style:font-name="Ari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  <style:style style:name="T14" style:family="text">
      <style:text-properties style:font-name="Arial" style:font-relief="none" style:font-style-complex="normal" style:font-size-complex="12pt" style:font-name-complex="Lohit Devanagari" style:language-complex="hi" style:country-complex="IN" fo:language="fr" fo:country="FR" fo:text-shadow="none" fo:font-style="normal" style:text-underline-style="none" style:text-underline-color="font-color" fo:font-size="12pt" style:font-weight-complex="normal" fo:font-weight="normal" style:text-line-through-type="none" style:text-outline="false" style:text-line-through-mode="continuous" style:language-asian="zh" style:country-asian="CN" style:font-name-asian="Noto Sans CJK SC" style:font-size-asian="12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6" table:number-columns-repeated="1019" table:default-cell-style-name="ce5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aleur</text:p>
          </table:table-cell>
          <table:table-cell table:style-name="ce9" office:value-type="string" calcext:value-type="string">
            <text:p>Coût</text:p>
          </table:table-cell>
          <table:table-cell table:style-name="ce11"/>
          <table:table-cell table:style-name="ce1" office:value-type="string" calcext:value-type="string">
            <text:p>Critères d’acceptation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n tant qu’utilisateur</text:p>
            <text:p>Je veux me connecter sur learnAtHome </text:p>
            <text:p>Afin que je puisse accéder au dashboard</text:p>
          </table:table-cell>
          <table:table-cell table:style-name="ce16" office:value-type="string" calcext:value-type="string">
            <text:p><text:span text:style-name="T2">65</text:span></text:p>
            <text:p>(174+174+174)/8</text:p>
          </table:table-cell>
          <table:table-cell table:style-name="ce23" office:value-type="float" office:value="8" calcext:value-type="float">
            <text:p>8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<text:span text:style-name="T5">WHEN je remplis les champs « email », « Mot de passe », et que je clique sur le bouton Connexion</text:span></text:p>
            <text:p><text:span text:style-name="T5">AND le compte existe</text:span></text:p>
            <text:p><text:span text:style-name="T5">AND le mail et le mot de passe sont corrects</text:span></text:p>
            <text:p><text:span text:style-name="T5">AND le type de compte est valide (élève, tuteur ou administrateur)</text:span></text:p>
            <text:p><text:span text:style-name="T5">THEN le système me connecte</text:span></text:p>
            <text:p><text:span text:style-name="T5">AND le système me redirige vers le dashboard</text:span></text:p>
            <text:p/>
          </table:table-cell>
          <table:table-cell table:style-name="ce37" table:number-columns-repeated="1019"/>
        </table:table-row>
        <table:table-row table:style-name="ro3">
          <table:table-cell table:style-name="ce6" office:value-type="string" calcext:value-type="string">
            <text:p>En tant qu’utilisateur ayant oublié mon mot de passe</text:p>
            <text:p>Je veux me connecter sur learnAtHome </text:p>
            <text:p>Afin que je puisse accéder au dashboard</text:p>
            <text:p/>
          </table:table-cell>
          <table:table-cell table:style-name="ce16" office:value-type="string" calcext:value-type="string">
            <text:p><text:span text:style-name="T3">40</text:span></text:p>
            <text:p>(174+174+174)/13</text:p>
          </table:table-cell>
          <table:table-cell table:style-name="ce23" office:value-type="float" office:value="13" calcext:value-type="float">
            <text:p>13</text:p>
          </table:table-cell>
          <table:table-cell table:style-name="ce30"/>
          <table:table-cell table:style-name="ce6" office:value-type="string" calcext:value-type="string">
            <text:p>GIVEN je suis un utilisateur déconnecté et je suis sur la page de connexion</text:p>
            <text:p>AND j’ai oublié mon mot de passe</text:p>
            <text:p>WHEN je clique sur le bouton « J’ai oublié mon de passe »</text:p>
            <text:p>AND je remplis le champs « email », et que je clique sur le bouton Nouveau mot de passe</text:p>
            <text:p>AND l’email est le bon</text:p>
            <text:p><text:span text:style-name="T1">THEN le système m’envoie un code d’activation</text:span></text:p>
            <text:p><text:span text:style-name="T1">GIVEN je reçois le code par mail</text:span>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redirige vers la page Nouveau mot de passe</text:span></text:p>
            <text:p><text:span text:style-name="T1">GIVEN je suis sur la page nouveau mot de passe</text:span></text:p>
            <text:p><text:span text:style-name="T1">WHEN je remplis les champs « Nouveau mot de passe », « Répéter le nouveau mot de passe », et que je clique sur le bouton Enregistrer</text:span></text:p>
            <text:p><text:span text:style-name="T1">AND les critères de sécurité sont remplis</text:span></text:p>
            <text:p><text:span text:style-name="T1">THEN le système me connecte</text:span></text:p>
            <text:p><text:span text:style-name="T1">AND le système me redirige sur le dashboard</text:span></text:p>
            <text:p><text:span text:style-name="T1">AND un message m’indique que mon mot de passe a bien été modifié</text:span></text:p>
            <text:p/>
            <text:p/>
          </table:table-cell>
          <table:table-cell table:style-name="ce37" table:number-columns-repeated="1019"/>
        </table:table-row>
        <table:table-row table:style-name="ro4">
          <table:table-cell table:style-name="ce6" office:value-type="string" calcext:value-type="string">
            <text:p>En tant que visiteur</text:p>
            <text:p>Je veux m’inscrire sur learnAtHome</text:p>
            <text:p>Afin que je puisse me connecter</text:p>
          </table:table-cell>
          <table:table-cell table:style-name="ce16" office:value-type="string" calcext:value-type="string">
            <text:p><text:span text:style-name="T3">25</text:span></text:p>
            <text:p>(174+174+174)/21</text:p>
          </table:table-cell>
          <table:table-cell table:style-name="ce23" office:value-type="float" office:value="21" calcext:value-type="float">
            <text:p>21</text:p>
          </table:table-cell>
          <table:table-cell table:style-name="ce30"/>
          <table:table-cell table:style-name="ce6" office:value-type="string" calcext:value-type="string">
            <text:p>GIVEN je suis un visiteur déconnecté et je suis sur la page d’inscription</text:p>
            <text:p>WHEN je remplis les champs « Nom », « Prénom », « Email », « Mot de passe », « Type de compte », et que je clique sur le bouton Connexion</text:p>
            <text:p>THEN le système m’envoie un code d’activation</text:p>
            <text:p>GIVEN je reçois le code par mail</text:p>
            <text:p><text:span text:style-name="T1">WHEN je remplis le champ « Nous vous avons envoyé un code </text:span></text:p>
            <text:p><text:span text:style-name="T1">Saisissez-le ci-dessous pour vérifier EMAIL. », et que je clique sur le bouton Envoyer le code</text:span></text:p>
            <text:p><text:span text:style-name="T1">THEN le système me connecte avec un compte de type élève</text:span></text:p>
            <text:p><text:span text:style-name="T1">AND le système me redirige sur le dashboard</text:span></text:p>
            <text:p><text:span text:style-name="T1">AND un message m’indique que mon profil est en cours de validation, et qu’un mail confirmant l’activation de mon compte me sera envoyé</text:span></text:p>
            <text:p/>
            <text:p/>
          </table:table-cell>
          <table:table-cell table:style-name="ce37" table:number-columns-repeated="1019"/>
        </table:table-row>
        <table:table-row table:style-name="ro5">
          <table:table-cell office:value-type="string" calcext:value-type="string">
            <text:p>En tant qu’utilisateur</text:p>
            <text:p>Je veux naviguer entre les différentes pages du site</text:p>
            <text:p>Afin que je puisse changer rapidement de pages</text:p>
            <text:p/>
          </table:table-cell>
          <table:table-cell office:value-type="string" calcext:value-type="string">
            <text:p><text:span text:style-name="T3">25</text:span></text:p>
            <text:p>(174+174+174)/2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<text:span text:style-name="T1">GIVEN je suis un utilisateur connecté et je suis sur n’importe quelle page</text:span></text:p>
            <text:p><text:span text:style-name="T1">WHEN je clique sur un lien du menu</text:span></text:p>
            <text:p><text:span text:style-name="T1">THEN le système me redirige vers la page correspondant au lien cliqué</text:span></text:p>
            <text:p/>
          </table:table-cell>
          <table:table-cell table:number-columns-repeated="1019"/>
        </table:table-row>
        <table:table-row table:style-name="ro6">
          <table:table-cell table:style-name="ce8" office:value-type="string" calcext:value-type="string">
            <text:p>En tant qu’administrateur</text:p>
            <text:p>Je veux rechercher un compte utilisateur</text:p>
            <text:p>Afin que je puisse voir l’état du compte utilisateur</text:p>
            <text:p/>
          </table:table-cell>
          <table:table-cell table:style-name="ce18" office:value-type="string" calcext:value-type="string">
            <text:p><text:span text:style-name="T2">25</text:span></text:p>
            <text:p>(174+109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remplis le champs Rechercher par nom</text:p>
            <text:p>THEN le système met à jour la liste affichée de façon dynamique en fonction des résultats</text:p>
            <text:p>AND le système met à jour la pagination façon dynamique en fonction de la liste</text:p>
            <text:p/>
          </table:table-cell>
          <table:table-cell table:style-name="ce38" table:number-columns-repeated="1019"/>
        </table:table-row>
        <table:table-row table:style-name="ro7">
          <table:table-cell table:style-name="ce8" office:value-type="string" calcext:value-type="string">
            <text:p>En tant qu’administrateur</text:p>
            <text:p>Je veux consulter les comptes utilisateurs</text:p>
            <text:p>Afin que je puisse voir l’état des comptes utilisateurs</text:p>
            <text:p/>
          </table:table-cell>
          <table:table-cell table:style-name="ce18" office:value-type="string" calcext:value-type="string">
            <text:p><text:span text:style-name="T3">19</text:span></text:p>
            <text:p>(174+174+44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n’importe quelle page</text:p>
            <text:p>WHEN je clique sur Comptes utilisateurs</text:p>
            <text:p>THEN le système me redirige sur la page Comptes utilisateurs</text:p>
            <text:p>AND le système affiche les comptes utilisateurs sous forme de liste</text:p>
            <text:p>AND le système pernet de trier les résultats (alphabétique, chronologique, par type de compte)</text:p>
            <text:p>AND le système propose une pagination, pour naviguer entre les comptes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modifier un compte utilisateur</text:p>
            <text:p>Afin que je puisse modifier l’état d’un compte utilisateur</text:p>
            <text:p/>
          </table:table-cell>
          <table:table-cell table:style-name="ce18" office:value-type="string" calcext:value-type="string">
            <text:p><text:span text:style-name="T3">30</text:span></text:p>
            <text:p>(174+174+44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hoisis un nouveau type pour le compte à modifier, et que je clique sur le bouton Modifier</text:p>
            <text:p>THEN le système met à jour le nouveau type de compte dans la liste</text:p>
            <text:p><text:span text:style-name="T1">AND un message m’indique que le type du compte a bien été modifié,et qu’un mail d’information est envoyé à l’utilisateur</text:span></text:p>
            <text:p><text:span text:style-name="T1">AND un mail est envoyé à l’utilisateur, l’informant du changement de statut</text:span></text:p>
            <text:p/>
          </table:table-cell>
          <table:table-cell table:style-name="ce38" table:number-columns-repeated="1019"/>
        </table:table-row>
        <table:table-row table:style-name="ro2">
          <table:table-cell table:style-name="ce8" office:value-type="string" calcext:value-type="string">
            <text:p>En tant qu’administrateur</text:p>
            <text:p>Je veux supprimer un compte utilisateur</text:p>
            <text:p>Afin que je puisse supprimer un compte utilisateur</text:p>
            <text:p/>
          </table:table-cell>
          <table:table-cell table:style-name="ce18" office:value-type="string" calcext:value-type="string">
            <text:p><text:span text:style-name="T3">5</text:span></text:p>
            <text:p>(44+13+8)/13</text:p>
          </table:table-cell>
          <table:table-cell table:style-name="ce25" office:value-type="float" office:value="13" calcext:value-type="float">
            <text:p>13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je clique sur le bouton Supprimer</text:p>
            <text:p>AND je clique sur le bouton Confirmer la suppression définitive</text:p>
            <text:p>THEN le système supprime le compte choisit, il est retiré de la liste</text:p>
            <text:p><text:span text:style-name="T1">AND un message m’indique que le compte utilisateur est supprimé, et qu’un mail d’information est envoyé à l’utilisateur</text:span></text:p>
            <text:p><text:span text:style-name="T1">AND un mail est envoyé à l’utilisateur, l’informant de la suppression de son compte</text:span></text:p>
            <text:p/>
          </table:table-cell>
          <table:table-cell table:style-name="ce38" table:number-columns-repeated="1019"/>
        </table:table-row>
        <table:table-row table:style-name="ro8">
          <table:table-cell table:style-name="ce8" office:value-type="string" calcext:value-type="string">
            <text:p>En tant qu’administrateur</text:p>
            <text:p>Je veux être notifié sur la page de gestion des comptes, q’un compte utilisateur est à activer</text:p>
            <text:p>Afin que je puisse activer un compte utilisateur</text:p>
            <text:p/>
          </table:table-cell>
          <table:table-cell table:style-name="ce18" office:value-type="string" calcext:value-type="string">
            <text:p><text:span text:style-name="T3">17</text:span></text:p>
            <text:p>(174+174+13)/21</text:p>
          </table:table-cell>
          <table:table-cell table:style-name="ce25" office:value-type="float" office:value="21" calcext:value-type="float">
            <text:p>21</text:p>
          </table:table-cell>
          <table:table-cell table:style-name="ce32"/>
          <table:table-cell table:style-name="ce8" office:value-type="string" calcext:value-type="string">
            <text:p>GIVEN je suis un administrateur connecté et je suis sur la page Gérer les comptes utilisateurs</text:p>
            <text:p>WHEN un utilisateur vient de s’inscrire</text:p>
            <text:p>THEN le système affiche le compte du nouvel utilisateur en haut de la liste</text:p>
            <text:p>AND un message m’indique qu’un nouveau compte est à activer</text:p>
            <text:p/>
          </table:table-cell>
          <table:table-cell table:style-name="ce38" table:number-columns-repeated="1019"/>
        </table:table-row>
        <table:table-row table:style-name="ro8">
          <table:table-cell table:style-name="ce10" office:value-type="string" calcext:value-type="string">
            <text:p>En tant qu’administrateur</text:p>
            <text:p>Je veux être notifié sur le dashboard, q’un compte utilisateur est à activer</text:p>
            <text:p>Afin que je puisse activer un compte utilisateur</text:p>
            <text:p/>
          </table:table-cell>
          <table:table-cell table:style-name="ce19" office:value-type="string" calcext:value-type="string">
            <text:p><text:span text:style-name="T2">17</text:span></text:p>
            <text:p>(174+174+13)/21</text:p>
          </table:table-cell>
          <table:table-cell table:style-name="ce26" office:value-type="float" office:value="21" calcext:value-type="float">
            <text:p>21</text:p>
          </table:table-cell>
          <table:table-cell table:style-name="ce33"/>
          <table:table-cell table:style-name="ce10" office:value-type="string" calcext:value-type="string">
            <text:p>GIVEN je suis un administrateur connecté et je suis sur le dashboard</text:p>
            <text:p>WHEN un utilisateur vient de s’inscrire</text:p>
            <text:p>THEN le système incrémente, et met en gras le nombre de nouveaux comptes utilisateurs</text:p>
            <text:p>AND un message m’indique qu’un nouveau compte est à activer</text:p>
            <text:p/>
          </table:table-cell>
          <table:table-cell table:style-name="ce39" table:number-columns-repeated="1019"/>
        </table:table-row>
        <table:table-row table:style-name="ro9">
          <table:table-cell table:style-name="ce14" office:value-type="string" calcext:value-type="string">
            <text:p>En tant qu’utilisateur</text:p>
            <text:p>Je veux consulter les données de mon compte</text:p>
            <text:p>Afin que je puisse voir les données de mon compte</text:p>
            <text:p/>
          </table:table-cell>
          <table:table-cell table:style-name="ce20" office:value-type="string" calcext:value-type="string">
            <text:p><text:span text:style-name="T3">24</text:span></text:p>
            <text:p>(109+109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n’importe quelle page</text:p>
            <text:p>WHEN je clique sur Mon compte</text:p>
            <text:p>THEN le système me redirige sur la page Mon compte</text:p>
            <text:p>AND mon compte utilisateur et les données associées sont affichées</text:p>
            <text:p/>
          </table:table-cell>
          <table:table-cell table:style-name="ce40" table:number-columns-repeated="1019"/>
        </table:table-row>
        <table:table-row table:style-name="ro7">
          <table:table-cell table:style-name="ce14" office:value-type="string" calcext:value-type="string">
            <text:p>En tant qu’utilisateur</text:p>
            <text:p>Je veux modifier les données de mon compte</text:p>
            <text:p>Afin que je puisse changer les données de mon compte</text:p>
            <text:p/>
          </table:table-cell>
          <table:table-cell table:style-name="ce20" office:value-type="string" calcext:value-type="string">
            <text:p><text:span text:style-name="T3">35</text:span></text:p>
            <text:p>(65+65+65)/8</text:p>
          </table:table-cell>
          <table:table-cell table:style-name="ce27" office:value-type="float" office:value="8" calcext:value-type="float">
            <text:p>8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</text:p>
            <text:p><text:span text:style-name="T1">WHEN je modifie les champs « Nom », « Prénom », « Email », « Mot de passe », « Type de compte », et que je clique sur Enregistrer</text:span></text:p>
            <text:p>THEN le système modifie mes données</text:p>
            <text:p><text:span text:style-name="T1">AND un message m’indique que les modifications ont bien été enregistrées</text:span></text:p>
            <text:p><text:span text:style-name="T1">AND un mail m’est envoyé, si  ces changements le justifient (ex. mot de passe, type de compte)</text:span></text:p>
            <text:p/>
          </table:table-cell>
          <table:table-cell table:style-name="ce40" table:number-columns-repeated="1019"/>
        </table:table-row>
        <table:table-row table:style-name="ro10">
          <table:table-cell table:style-name="ce14" office:value-type="string" calcext:value-type="string">
            <text:p>En tant qu’utilisateur</text:p>
            <text:p>Je veux supprimer mon compte et les données associées</text:p>
            <text:p>Afin que je puisse supprimer définitivement mon compte</text:p>
            <text:p/>
          </table:table-cell>
          <table:table-cell table:style-name="ce20" office:value-type="string" calcext:value-type="string">
            <text:p><text:span text:style-name="T3">8</text:span></text:p>
            <text:p>(65+44+65)/21</text:p>
          </table:table-cell>
          <table:table-cell table:style-name="ce27" office:value-type="float" office:value="21" calcext:value-type="float">
            <text:p>21</text:p>
          </table:table-cell>
          <table:table-cell table:style-name="ce34"/>
          <table:table-cell table:style-name="ce14" office:value-type="string" calcext:value-type="string">
            <text:p>GIVEN je suis un utilisateur connecté et je suis sur la page Mon compte </text:p>
            <text:p>WHEN je clique sur supprimer mon compte</text:p>
            <text:p><text:span text:style-name="T1">AND je clique sur le bouton Confirmer la suppression définitive</text:span></text:p>
            <text:p><text:span text:style-name="T1">THEN le système me déconnecte</text:span></text:p>
            <text:p><text:span text:style-name="T1">AND le système supprime mon compte et les données associées</text:span></text:p>
            <text:p><text:span text:style-name="T1">AND le système me redirige vers la page de connexion </text:span></text:p>
            <text:p>AND un message m’indique que mon compte et les données associées sont définitivement supprimées</text:p>
            <text:p><text:span text:style-name="T1">AND un mail m’est envoyé, m’informant de la suppression de mon compte</text:span></text:p>
            <text:p/>
          </table:table-cell>
          <table:table-cell table:style-name="ce40" table:number-columns-repeated="1019"/>
        </table:table-row>
        <table:table-row table:style-name="ro8">
          <table:table-cell table:style-name="ce14" office:value-type="string" calcext:value-type="string">
            <text:p>En tant qu’utilisateur</text:p>
            <text:p>Je veux me deconnecter de mon compte learnAtHome</text:p>
            <text:p><text:span text:style-name="T1">Afin que je puisse fermer ma session en cours</text:span></text:p>
            <text:p/>
          </table:table-cell>
          <table:table-cell table:style-name="ce20" office:value-type="string" calcext:value-type="string">
            <text:p><text:span text:style-name="T3">9</text:span></text:p>
            <text:p>(21+13+13)/5</text:p>
          </table:table-cell>
          <table:table-cell table:style-name="ce27" office:value-type="float" office:value="5" calcext:value-type="float">
            <text:p>5</text:p>
          </table:table-cell>
          <table:table-cell table:style-name="ce34"/>
          <table:table-cell table:style-name="ce14" office:value-type="string" calcext:value-type="string">
            <text:p><text:span text:style-name="T1">GIVEN je suis un utilisateur connecté et je suis sur n’importe quelle page</text:span></text:p>
            <text:p><text:span text:style-name="T1">WHEN je clique sur Se déconnecter</text:span></text:p>
            <text:p><text:span text:style-name="T1">THEN le système me déconnecte</text:span></text:p>
            <text:p><text:span text:style-name="T1">AND le système me redirige vers la page de connexion</text:span></text:p>
            <text:p><text:span text:style-name="T1">AND un message m’indique que j’ai bien été déconnecté</text:span></text:p>
            <text:p/>
          </table:table-cell>
          <table:table-cell table:style-name="ce40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Je veux consulter le calendrier simplifié sur le dashboard</text:p>
            <text:p>Afin que je puisse voir les évènements dans un futur proche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 calendrier simplifié est affiché, avec les évènements à venir sur 10 jours</text:p>
            <text:p/>
          </table:table-cell>
          <table:table-cell table:style-name="ce41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<text:span text:style-name="T1">Je veux consulter les tâches simplifiées sur le dashboard</text:span></text:p>
            <text:p>Afin que je puisse voir les premières tâches simplifiées</text:p>
            <text:p/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n’importe quelle page</text:p>
            <text:p>WHEN je clique sur bureau (dashboard)</text:p>
            <text:p>THEN le système me redirige vers le dashboard</text:p>
            <text:p>AND les tâches 4 premières tâches simplifiées sont affichées</text:p>
            <text:p/>
          </table:table-cell>
          <table:table-cell table:style-name="ce41" table:number-columns-repeated="1019"/>
        </table:table-row>
        <table:table-row table:style-name="ro11">
          <table:table-cell table:style-name="ce10" office:value-type="string" calcext:value-type="string">
            <text:p>En tant qu’utilisateur</text:p>
            <text:p>Je veux être notifié des messages non lus sur le dashboard</text:p>
            <text:p>Afin que je puisse répondre aux messages non lus</text:p>
          </table:table-cell>
          <table:table-cell table:style-name="ce19" office:value-type="string" calcext:value-type="string">
            <text:p><text:span text:style-name="T4">3</text:span></text:p>
            <text:p>(65+44+5)/44</text:p>
          </table:table-cell>
          <table:table-cell table:style-name="ce26" office:value-type="float" office:value="44" calcext:value-type="float">
            <text:p>44</text:p>
          </table:table-cell>
          <table:table-cell table:style-name="ce33"/>
          <table:table-cell table:style-name="ce10" office:value-type="string" calcext:value-type="string">
            <text:p>GIVEN je suis un utilisateur connecté et je suis sur le dashboard</text:p>
            <text:p>WHEN un message non lu m’est destiné</text:p>
            <text:p>THEN le système incrémente et met en gras le nombre de messages non lus</text:p>
            <text:p>AND un message m’indique l’expéditeur et le début du corp du message non lu</text:p>
            <text:p/>
          </table:table-cell>
          <table:table-cell table:style-name="ce41" table:number-columns-repeated="1019"/>
        </table:table-row>
        <table:table-row table:style-name="ro12">
          <table:table-cell table:style-name="ce31" office:value-type="string" calcext:value-type="string">
            <text:p>En tant qu’utilisateur</text:p>
            <text:p>Je veux être notifié dans le chat des messages non lus</text:p>
            <text:p>Afin que je puisse répondre aux messages non lus</text:p>
          </table:table-cell>
          <table:table-cell table:style-name="ce47" office:value-type="string" calcext:value-type="string">
            <text:p><text:span text:style-name="T4">8</text:span></text:p>
            <text:p>(65+109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un message non lu m’est destiné</text:p>
            <text:p>THEN le système incrémente et met en gras le nombre de messages non lus</text:p>
            <text:p>AND un message m’indique l’expéditeur, l’heure, et le début du corp du message non lu</text:p>
            <text:p/>
          </table:table-cell>
          <table:table-cell table:style-name="ce68" table:number-columns-repeated="1019"/>
        </table:table-row>
        <table:table-row table:style-name="ro11">
          <table:table-cell table:style-name="ce31" office:value-type="string" calcext:value-type="string">
            <text:p>En tant qu’utilisateur</text:p>
            <text:p>Je veux consulter un chat avec un contact</text:p>
            <text:p>Afin que je puisse chatter avec ce contact</text:p>
            <text:p/>
          </table:table-cell>
          <table:table-cell table:style-name="ce47" office:value-type="string" calcext:value-type="string">
            <text:p><text:span text:style-name="T4">9</text:span></text:p>
            <text:p>(65+109+21)/21</text:p>
          </table:table-cell>
          <table:table-cell table:style-name="ce54" office:value-type="float" office:value="21" calcext:value-type="float">
            <text:p>21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AND les messages non lus sont affichés en gras</text:p>
            <text:p/>
          </table:table-cell>
          <table:table-cell table:style-name="ce68" table:number-columns-repeated="1019"/>
        </table:table-row>
        <table:table-row table:style-name="ro13">
          <table:table-cell table:style-name="ce31" office:value-type="string" calcext:value-type="string">
            <text:p>En tant qu’utilisateur</text:p>
            <text:p>Je veux écrire un message dans un chat avec un contact</text:p>
            <text:p>Afin que je puisse communiquer avec ce contact</text:p>
            <text:p/>
          </table:table-cell>
          <table:table-cell table:style-name="ce47" office:value-type="string" calcext:value-type="string">
            <text:p><text:span text:style-name="T4">15</text:span></text:p>
            <text:p>(65+109+21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le champ Votre texte ici est affiché</text:p>
            <text:p>WHEN je saisis mon message</text:p>
            <text:p>AND je clique sur l’icône envoyer</text:p>
            <text:p>THEN le système envoit le message au contact</text:p>
            <text:p>AND le message et l’horodatage sont ajoutés au chat</text:p>
            <text:p/>
          </table:table-cell>
          <table:table-cell table:style-name="ce68" table:number-columns-repeated="1019"/>
        </table:table-row>
        <table:table-row table:style-name="ro14">
          <table:table-cell table:style-name="ce31" office:value-type="string" calcext:value-type="string">
            <text:p>En tant qu’utilisateur</text:p>
            <text:p>Je veux modifier un de mes message dans un chat avec un contact</text:p>
            <text:p>Afin que je puisse modifi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modifier</text:p>
            <text:p>WHEN je clique sur le message à modifier</text:p>
            <text:p>AND un bouton modifier ce message apparaît</text:p>
            <text:p>AND je clique sur modifier ce message</text:p>
            <text:p>AND je modifie le message</text:p>
            <text:p>AND je clique sur l’icône terminer</text:p>
            <text:p>THEN le système envoit le message modifié au contact</text:p>
            <text:p>AND le message est modifié dans le chat</text:p>
            <text:p/>
          </table:table-cell>
          <table:table-cell table:style-name="ce68" table:number-columns-repeated="1019"/>
        </table:table-row>
        <table:table-row table:style-name="ro15">
          <table:table-cell table:style-name="ce31" office:value-type="string" calcext:value-type="string">
            <text:p>En tant qu’utilisateur</text:p>
            <text:p>Je veux supprimer un de mes message dans un chat avec un contact</text:p>
            <text:p>Afin que je puisse supprimer un message envoyé</text:p>
            <text:p/>
          </table:table-cell>
          <table:table-cell table:style-name="ce47" office:value-type="string" calcext:value-type="string">
            <text:p><text:span text:style-name="T4">8</text:span></text:p>
            <text:p>(44+44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GIVEN je suis un utilisateur connecté et je suis sur la page Conversations</text:p>
            <text:p>WHEN je clique sur l’icône avec le nom d’un contact</text:p>
            <text:p>THEN le système m’affiche le chat en cours avec ce contact</text:p>
            <text:p>GIVEN je navigue jusqu’au message à supprimer</text:p>
            <text:p>WHEN je clique sur le message à supprimer</text:p>
            <text:p>AND un bouton supprimer ce message apparaît</text:p>
            <text:p>AND je clique sur supprimer ce message</text:p>
            <text:p>THEN le système supprime le message au contact</text:p>
            <text:p>AND le message est retiré du chat</text:p>
            <text:p/>
          </table:table-cell>
          <table:table-cell table:style-name="ce68" table:number-columns-repeated="1019"/>
        </table:table-row>
        <table:table-row table:style-name="ro12">
          <table:table-cell table:style-name="ce31" office:value-type="string" calcext:value-type="string">
            <text:p>En tant que tuteur/administrateur</text:p>
            <text:p>Je veux rechercher un élève</text:p>
            <text:p>Afin que je puisse créer un chat avec l’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tuteur/administrateur</text:span> connecté et je suis sur la page Conversations</text:p>
            <text:p>WHEN je remplis le champ Rechercher par nom </text:p>
            <text:p><text:span text:style-name="T6">THEN le système met à jour la liste des noms d’élèves trouvés de façon dynamique en fonction des résultats</text:span></text:p>
            <text:p><text:span text:style-name="T6"/></text:p>
          </table:table-cell>
          <table:table-cell table:style-name="ce68" table:number-columns-repeated="1019"/>
        </table:table-row>
        <table:table-row table:style-name="ro6">
          <table:table-cell table:style-name="ce31" office:value-type="string" calcext:value-type="string">
            <text:p>En tant que tuteur/administrateur</text:p>
            <text:p>Je veux créer un chat avec un élève pour chatter avec lui</text:p>
            <text:p>Afin que je puisse chatter avec un élève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44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7">GIVEN  je suis un tuteur/administrateur connecté et je suis sur la page Conversations</text:span></text:p>
            <text:p><text:span text:style-name="T8">AND le nom de l’élève est saisit dans le champ Rechercher par nom</text:span></text:p>
            <text:p><text:span text:style-name="T9">AND le nom de l’élève recherché est affiché</text:span></text:p>
            <text:p><text:span text:style-name="T8">WHEN je clique sur le nom de l’élève</text:span></text:p>
            <text:p>THEN le système ajoute un onglet de chat avec l’icône et le nom de l’élève</text:p>
            <text:p/>
          </table:table-cell>
          <table:table-cell table:style-name="ce68" table:number-columns-repeated="1019"/>
        </table:table-row>
        <table:table-row table:style-name="ro16">
          <table:table-cell table:style-name="ce31" office:value-type="string" calcext:value-type="string">
            <text:p>En tant que tuteur/administrateur</text:p>
            <text:p>Je veux supprimer un chat avec un élève</text:p>
            <text:p>Afin que je puisse supprimer un chat ouvert avec un élève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7">GIVEN  je suis un tuteur/administrateur connecté et je suis sur la page Conversations</text:span></text:p>
            <text:p><text:span text:style-name="T10">WHEN je clique sur l’icône avec le nom de l’élève</text:span></text:p>
            <text:p><text:span text:style-name="T11">THEN le système m’affiche le chat en cours avec cet élève</text:span></text:p>
            <text:p><text:span text:style-name="T12">GIVEN un bouton Supprimer le chat est visible</text:span></text:p>
            <text:p><text:span text:style-name="T13">WHEN je clique sur Supprimer le chat</text:span></text:p>
            <text:p><text:span text:style-name="T14">AND je clique sur le bouton Confirmer la suppression définitive</text:span></text:p>
            <text:p><text:span text:style-name="T12">THEN le système supprime le chat pour l’utilisateur en cours</text:span></text:p>
            <text:p><text:span text:style-name="T13">AND un message confirme la suppression du chat</text:span></text:p>
            <text:p><text:span text:style-name="T12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9">
          <table:table-cell table:style-name="ce31" office:value-type="string" calcext:value-type="string">
            <text:p>En tant qu’administrateur</text:p>
            <text:p>Je veux rechercher un tuteur/administrateur</text:p>
            <text:p><text:span text:style-name="T1">Afin que je puisse créer un chat avec le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13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1">GIVEN je suis un administrateur</text:span> connecté et je suis sur la page Conversations</text:p>
            <text:p>WHEN je remplis le champ Rechercher par nom </text:p>
            <text:p><text:span text:style-name="T6">THEN le système met à jour la liste des noms de tuteur/administrateur trouvés de façon dynamique en fonction des résultats</text:span></text:p>
            <text:p><text:span text:style-name="T6"/></text:p>
          </table:table-cell>
          <table:table-cell table:style-name="ce68" table:number-columns-repeated="1019"/>
        </table:table-row>
        <table:table-row table:style-name="ro7">
          <table:table-cell table:style-name="ce31" office:value-type="string" calcext:value-type="string">
            <text:p>En tant qu’administrateur</text:p>
            <text:p><text:span text:style-name="T1">Je veux créer un chat avec un tuteur/administrateur</text:span> pour chatter avec lui</text:p>
            <text:p><text:span text:style-name="T1">Afin que je puisse chatter avec un tuteur/administrateur</text:span></text:p>
            <text:p/>
          </table:table-cell>
          <table:table-cell table:style-name="ce47" office:value-type="string" calcext:value-type="string">
            <text:p><text:span text:style-name="T4">12</text:span></text:p>
            <text:p>(174+174+174)/13</text:p>
          </table:table-cell>
          <table:table-cell table:style-name="ce54" office:value-type="float" office:value="44" calcext:value-type="float">
            <text:p>44</text:p>
          </table:table-cell>
          <table:table-cell table:style-name="ce61"/>
          <table:table-cell table:style-name="ce31" office:value-type="string" calcext:value-type="string">
            <text:p><text:span text:style-name="T7">GIVEN  je suis un administrateur connecté et je suis sur la page Conversations</text:span></text:p>
            <text:p><text:span text:style-name="T8">AND le nom du tuteur/administrateur est saisit dans le champ Rechercher par nom</text:span></text:p>
            <text:p><text:span text:style-name="T9">AND le nom du tuteur/administrateur recherché est affiché</text:span></text:p>
            <text:p><text:span text:style-name="T8">WHEN je clique sur le nom du tuteur/administrateur</text:span></text:p>
            <text:p><text:span text:style-name="T1">THEN le système ajoute un onglet de chat avec l’icône et le nom du tuteur/administrateur</text:span></text:p>
            <text:p/>
          </table:table-cell>
          <table:table-cell table:style-name="ce68" table:number-columns-repeated="1019"/>
        </table:table-row>
        <table:table-row table:style-name="ro16">
          <table:table-cell table:style-name="ce31" office:value-type="string" calcext:value-type="string">
            <text:p>En tant qu’administrateur</text:p>
            <text:p><text:span text:style-name="T1">Je veux supprimer un chat avec un tuteur/administrateur</text:span></text:p>
            <text:p><text:span text:style-name="T1">Afin que je puisse supprimer un chat ouvert avec un tuteur/administrateur</text:span></text:p>
            <text:p/>
          </table:table-cell>
          <table:table-cell table:style-name="ce47" office:value-type="string" calcext:value-type="string">
            <text:p><text:span text:style-name="T4">2</text:span></text:p>
            <text:p>(13+5+13)/13</text:p>
          </table:table-cell>
          <table:table-cell table:style-name="ce54" office:value-type="float" office:value="13" calcext:value-type="float">
            <text:p>13</text:p>
          </table:table-cell>
          <table:table-cell table:style-name="ce61"/>
          <table:table-cell table:style-name="ce31" office:value-type="string" calcext:value-type="string">
            <text:p><text:span text:style-name="T7">GIVEN  je suis un tuteur/administrateur connecté et je suis sur la page Conversations</text:span></text:p>
            <text:p><text:span text:style-name="T10">WHEN je clique sur l’icône avec le nom du tuteur/administrateur</text:span></text:p>
            <text:p><text:span text:style-name="T11">THEN le système m’affiche le chat en cours avec le tuteur/administrateur</text:span></text:p>
            <text:p><text:span text:style-name="T12">GIVEN un bouton Supprimer le chat est visible</text:span></text:p>
            <text:p><text:span text:style-name="T13">WHEN je clique sur Supprimer le chat</text:span></text:p>
            <text:p><text:span text:style-name="T14">AND je clique sur le bouton Confirmer la suppression définitive</text:span></text:p>
            <text:p><text:span text:style-name="T12">THEN le système supprime le chat pour l’utilisateur en cours</text:span></text:p>
            <text:p><text:span text:style-name="T13">AND un message confirme la suppression du chat</text:span></text:p>
            <text:p><text:span text:style-name="T12">AND le système me redirige sur la page Conversations</text:span></text:p>
            <text:p/>
          </table:table-cell>
          <table:table-cell table:style-name="ce68" table:number-columns-repeated="1019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 style:data-style-name="N2" text:time-value="13:40:58.6948363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8T14:33:27.127471281</meta:creation-date>
    <dc:date>2021-12-22T16:20:58.524436882</dc:date>
    <meta:editing-duration>PT10H32M58S</meta:editing-duration>
    <meta:editing-cycles>123</meta:editing-cycles>
    <meta:generator>LibreOffice/6.4.7.2$Linux_X86_64 LibreOffice_project/40$Build-2</meta:generator>
    <meta:document-statistic meta:table-count="1" meta:cell-count="116" meta:object-count="0"/>
  </office:meta>
</office:document-meta>
</file>